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  <style:text-properties fo:color="#333333" style:font-name="Courier New" fo:font-size="12pt" fo:font-weight="bold" style:font-name-asian="Courier New1" style:font-size-asian="12pt" style:font-weight-asian="bold" style:font-name-complex="Courier New1" style:font-size-complex="12pt" fo:background-color="#ffffff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color="#333333" style:font-name="Courier New" fo:font-size="12pt" fo:font-weight="bold" style:font-name-asian="Courier New1" style:font-size-asian="12pt" style:font-weight-asian="bold" style:font-name-complex="Courier New1" style:font-size-complex="12pt" fo:background-color="#ffffff"/>
    </style:style>
    <style:style style:name="T2" style:family="text">
      <style:text-properties fo:color="#333333" style:font-name="Courier New" fo:font-size="12pt" style:text-underline-style="none" fo:font-weight="bold" style:font-name-asian="Courier New1" style:font-size-asian="12pt" style:font-weight-asian="bold" style:font-name-complex="Courier New1" style:font-size-complex="12pt" fo:background-color="#ffffff"/>
    </style:style>
    <style:style style:name="T3" style:family="text">
      <style:text-properties fo:color="#333333" style:font-name="Georgia" fo:font-size="12pt" fo:font-weight="bold" style:font-name-asian="Georgia1" style:font-size-asian="12pt" style:font-weight-asian="bold" style:font-name-complex="Georgia1" style:font-size-complex="12pt" fo:background-color="#ffffff"/>
    </style:style>
    <style:style style:name="T4" style:family="text">
      <style:text-properties fo:color="#333333" style:font-name="Roboto Mono" fo:font-size="20pt" fo:font-weight="bold" style:font-name-asian="Roboto Mono1" style:font-size-asian="20pt" style:font-weight-asian="bold" style:font-name-complex="Roboto Mono1" style:font-size-complex="20pt" fo:background-color="#ffffff"/>
    </style:style>
    <style:style style:name="T5" style:family="text">
      <style:text-properties fo:color="#333333" style:font-name="Roboto" fo:font-size="20pt" fo:font-weight="bold" style:font-name-asian="Roboto1" style:font-size-asian="20pt" style:font-weight-asian="bold" style:font-name-complex="Roboto1" style:font-size-complex="20pt" fo:background-color="#ffffff"/>
    </style:style>
    <style:style style:name="T6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eps:</text:p>
      <text:list xml:id="list3008409543" text:style-name="WWNum1">
        <text:list-item>
          <text:p text:style-name="P1"><text:span text:style-name="T1">sudo apt-get install git-core</text:span></text:p>
        </text:list-item>
        <text:list-item>
          <text:p text:style-name="P1"><text:span text:style-name="T1">sudo add-apt-repository ppa:ondrej/php</text:span></text:p>
        </text:list-item>
        <text:list-item>
          <text:p text:style-name="P1"><text:span text:style-name="T1">sudo apt-get update</text:span></text:p>
        </text:list-item>
        <text:list-item>
          <text:p text:style-name="P1"><text:span text:style-name="T1">sudo apt-get install apache2 php7.2 libapache2-mod-php7.2</text:span></text:p>
        </text:list-item>
        <text:list-item>
          <text:p text:style-name="P1"><text:span text:style-name="T1">sudo apt-get install graphviz aspell ghostscript clamav php7.2-pspell php7.2-curl php7.2-gd php7.2-intl php7.2-mysql php7.2-xml php7.2-xmlrpc php7.2-ldap php7.2-zip php7.2-soap php7.2-mbstring</text:span></text:p>
        </text:list-item>
        <text:list-item>
          <text:p text:style-name="P1"><text:span text:style-name="T1">sudo service apache2 restart</text:span></text:p>
        </text:list-item>
        <text:list-item>
          <text:p text:style-name="P1"><text:span text:style-name="T1">sudo apt-get install mysql-client mysql-server</text:span></text:p>
        </text:list-item>
        <text:list-item>
          <text:p text:style-name="P1"><text:span text:style-name="T1">sudo nano /etc/mysql/mysql.conf.d/mysqld.cnf<text:line-break/></text:span><text:span text:style-name="T3">Add the following lines-</text:span></text:p>
        </text:list-item>
      </text:list>
      <text:p text:style-name="P2"><text:span text:style-name="T1">default_storage_engine = innodb</text:span></text:p>
      <text:p text:style-name="P2"><text:span text:style-name="T1">innodb_file_per_table = 1</text:span></text:p>
      <text:p text:style-name="P2"><text:span text:style-name="T1">innodb_file_format = Barracuda</text:span></text:p>
      <text:p text:style-name="P2"><text:span text:style-name="T3">Save</text:span></text:p>
      <text:list xml:id="list22631717574788" text:continue-numbering="true" text:style-name="WWNum1">
        <text:list-item>
          <text:p text:style-name="P1"><text:span text:style-name="T1">sudo service mysql restart</text:span></text:p>
        </text:list-item>
        <text:list-item>
          <text:p text:style-name="P1"><text:span text:style-name="T1">sudo mysql_secure_installation</text:span></text:p>
        </text:list-item>
        <text:list-item>
          <text:p text:style-name="P1"><text:span text:style-name="T1">sudo mysql -u root -p</text:span></text:p>
        </text:list-item>
        <text:list-item>
          <text:p text:style-name="P1"><text:span text:style-name="T1">CREATE DATABASE moodledb DEFAULT CHARACTER SET utf8mb4 COLLATE utf8mb4_unicode_ci;</text:span></text:p>
        </text:list-item>
        <text:list-item>
          <text:p text:style-name="P1"><text:span text:style-name="T1">CREATE USER 'moodleuser'@'localhost' IDENTIFIED BY </text:span><text:span text:style-name="T4">'PASSWORD'</text:span><text:span text:style-name="T1">;</text:span></text:p>
        </text:list-item>
        <text:list-item>
          <text:p text:style-name="P1"><text:span text:style-name="T1">GRANT SELECT,INSERT,UPDATE,DELETE,CREATE,CREATE TEMPORARY TABLES,DROP,INDEX,ALTER ON moodledb.* TO moodleuser@localhost IDENTIFIED BY </text:span><text:span text:style-name="T5">'PASSWORD'</text:span><text:span text:style-name="T1">;</text:span></text:p>
        </text:list-item>
        <text:list-item>
          <text:p text:style-name="P1"><text:span text:style-name="T1">quit;</text:span></text:p>
        </text:list-item>
        <text:list-item>
          <text:p text:style-name="P1"><text:span text:style-name="T1">cd /var/www/html/</text:span></text:p>
        </text:list-item>
        <text:list-item>
          <text:p text:style-name="P1"><text:span text:style-name="T1">sudo git clone git://git.moodle.org/moodle.git</text:span></text:p>
        </text:list-item>
        <text:list-item>
          <text:p text:style-name="P1"><text:span text:style-name="T1">cd moodle</text:span></text:p>
        </text:list-item>
        <text:list-item>
          <text:p text:style-name="P1"><text:span text:style-name="T1">sudo git branch --track MOODLE_38_STABLE origin/MOODLE_38_STABLE</text:span></text:p>
        </text:list-item>
        <text:list-item>
          <text:p text:style-name="P1"><text:span text:style-name="T1">sudo git checkout MOODLE_38_STABLE</text:span></text:p>
        </text:list-item>
        <text:list-item>
          <text:p text:style-name="P1"><text:soft-page-break/><text:span text:style-name="T1">sudo git branch -a</text:span></text:p>
        </text:list-item>
        <text:list-item>
          <text:p text:style-name="P1"><text:span text:style-name="T1">sudo mkdir /var/moodledata</text:span></text:p>
        </text:list-item>
        <text:list-item>
          <text:p text:style-name="P1"><text:span text:style-name="T1">sudo chmod -R 777 /var/moodledata</text:span></text:p>
        </text:list-item>
        <text:list-item>
          <text:p text:style-name="P1"><text:span text:style-name="T1">sudo chmod -R 777 /var/www/html/moodle</text:span></text:p>
        </text:list-item>
        <text:list-item>
          <text:p text:style-name="P1"><text:span text:style-name="T3">To install-<text:line-break/><text:tab/>Go to http://ipaddress/moodle</text:span></text:p>
        </text:list-item>
        <text:list-item>
          <text:p text:style-name="P1"><text:span text:style-name="T3">Set Data Directory - /var/moodledata</text:span></text:p>
        </text:list-item>
        <text:list-item>
          <text:p text:style-name="P1"><text:span text:style-name="T3">Set Password from step 13 and 14 in password section</text:span></text:p>
        </text:list-item>
        <text:list-item>
          <text:p text:style-name="P1"><text:span text:style-name="T1">sudo nano /var/www/html/index.html<text:line-break/></text:span><text:span text:style-name="T3">Delete all contents and write-</text:span><text:span text:style-name="T1"><text:line-break/>&lt;html&gt;</text:span></text:p>
        </text:list-item>
      </text:list>
      <text:p text:style-name="P2"><text:span text:style-name="T1">&lt;script&gt;</text:span></text:p>
      <text:p text:style-name="P2"><text:span text:style-name="T1">window.location.href = "/moodle"</text:span></text:p>
      <text:p text:style-name="P2"><text:span text:style-name="T1">&lt;/script&gt;<text:line-break/>&lt;/html&gt; </text:span></text:p>
      <text:p text:style-name="P3"/>
      <text:list xml:id="list22632230384120" text:continue-numbering="true" text:style-name="WWNum1">
        <text:list-item>
          <text:p text:style-name="P1"><text:span text:style-name="T1">sudo apachectl restar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ourier New" fo:font-family="'Courier New'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7" meta:word-count="202" meta:character-count="1590" meta:non-whitespace-character-count="1453"/>
    <meta:generator>LibreOfficeDev/6.0.5.2$Linux_X86_64 LibreOffice_project/</meta:generator>
  </office:meta>
</office:document-meta>
</file>